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2090a" officeooo:paragraph-rsid="0012090a" style:font-size-asian="36pt" style:font-weight-asian="bold" style:font-size-complex="36pt" style:font-weight-complex="bold"/>
    </style:style>
    <style:style style:name="P2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text-properties fo:font-size="24pt" fo:font-weight="bold" officeooo:paragraph-rsid="0012090a" style:font-size-asian="24pt" style:font-weight-asian="bold" style:font-size-complex="24pt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paragraph-rsid="0012090a"/>
    </style:style>
    <style:style style:name="T1" style:family="text">
      <style:text-properties officeooo:rsid="0012090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s de Pyspark RDD</text:p>
      <text:p text:style-name="P2">Transformaciones:</text:p>
      <text:list text:style-name="L2">
        <text:list-item>
          <text:p text:style-name="P4">map: Aplica una función a todos los elementos de un RDD.</text:p>
          <text:list>
            <text:list-item>
              <text:p text:style-name="P4">rdd.map(lambda x: x * 2)</text:p>
            </text:list-item>
          </text:list>
        </text:list-item>
        <text:list-item>
          <text:p text:style-name="P4">filter: Filtra los elementos que cumplen con una condición.</text:p>
          <text:list>
            <text:list-item>
              <text:p text:style-name="P4">rdd.filter(lambda x: x &gt; 10)</text:p>
            </text:list-item>
          </text:list>
        </text:list-item>
        <text:list-item>
          <text:p text:style-name="P4">flatMap: Similar a map, pero permite devolver múltiples resultados para cada entrada, aplanándolos en un solo RDD.</text:p>
          <text:list>
            <text:list-item>
              <text:p text:style-name="P4">rdd.flatMap(lambda x: x.split(" "))</text:p>
            </text:list-item>
          </text:list>
        </text:list-item>
        <text:list-item>
          <text:p text:style-name="P4">distinct: Elimina los duplicados de un RDD.</text:p>
          <text:list>
            <text:list-item>
              <text:p text:style-name="P4">rdd.distinct()</text:p>
            </text:list-item>
          </text:list>
        </text:list-item>
        <text:list-item>
          <text:p text:style-name="P4">sample: Devuelve una muestra aleatoria de los datos.</text:p>
          <text:list>
            <text:list-item>
              <text:p text:style-name="P4">rdd.sample(withReplacement=False, fraction=0.1)</text:p>
            </text:list-item>
          </text:list>
        </text:list-item>
        <text:list-item>
          <text:p text:style-name="P4">union: Combina dos RDDs.</text:p>
        </text:list-item>
      </text:list>
      <text:list text:style-name="L3">
        <text:list-item>
          <text:list>
            <text:list-item>
              <text:p text:style-name="P5">rdd1.union(rdd2)</text:p>
            </text:list-item>
          </text:list>
        </text:list-item>
        <text:list-item>
          <text:p text:style-name="P5">intersection: Devuelve los elementos comunes entre dos RDDs.</text:p>
          <text:list>
            <text:list-item>
              <text:p text:style-name="P5">rdd1.intersection(rdd2)</text:p>
            </text:list-item>
          </text:list>
        </text:list-item>
        <text:list-item>
          <text:p text:style-name="P5">cartesian: Devuelve el producto cartesiano de dos RDDs.</text:p>
          <text:list>
            <text:list-item>
              <text:p text:style-name="P5">rdd1.cartesian(rdd2)</text:p>
            </text:list-item>
          </text:list>
        </text:list-item>
        <text:list-item>
          <text:p text:style-name="P5">groupBy: Agrupa los elementos según una clave generada por una función.</text:p>
          <text:list>
            <text:list-item>
              <text:p text:style-name="P5">rdd.groupBy(lambda x: x % 2)</text:p>
            </text:list-item>
          </text:list>
        </text:list-item>
        <text:list-item>
          <text:p text:style-name="P5">reduceByKey: Realiza una operación de reducción basada en claves para pares (key, value).</text:p>
          <text:list>
            <text:list-item>
              <text:p text:style-name="P5">rdd.reduceByKey(lambda x, y: x + y)</text:p>
            </text:list-item>
          </text:list>
        </text:list-item>
        <text:list-item>
          <text:p text:style-name="P5">sortBy: Ordena los elementos según una clave especificada.</text:p>
          <text:list>
            <text:list-item>
              <text:p text:style-name="P6">rdd.sortBy(lambda x: x[1])</text:p>
            </text:list-item>
          </text:list>
        </text:list-item>
      </text:list>
      <text:p text:style-name="P3">Acciones:</text:p>
      <text:list text:continue-numbering="true" text:style-name="L3">
        <text:list-item>
          <text:p text:style-name="P5">collect: Devuelve todos los elementos del RDD como una lista.</text:p>
          <text:list>
            <text:list-item>
              <text:p text:style-name="P5">rdd.collect()</text:p>
            </text:list-item>
          </text:list>
        </text:list-item>
        <text:list-item>
          <text:p text:style-name="P5">count: Devuelve el número de elementos en el RDD.</text:p>
          <text:list>
            <text:list-item>
              <text:p text:style-name="P5"><text:soft-page-break/>rdd.count()</text:p>
            </text:list-item>
          </text:list>
        </text:list-item>
        <text:list-item>
          <text:p text:style-name="P5">take: Devuelve los primeros n elementos del RDD.</text:p>
          <text:list>
            <text:list-item>
              <text:p text:style-name="P5">rdd.take(5)</text:p>
            </text:list-item>
          </text:list>
        </text:list-item>
        <text:list-item>
          <text:p text:style-name="P5">first: Devuelve el primer elemento del RDD.</text:p>
          <text:list>
            <text:list-item>
              <text:p text:style-name="P5">rdd.first()</text:p>
            </text:list-item>
          </text:list>
        </text:list-item>
        <text:list-item>
          <text:p text:style-name="P5">reduce: Aplica una función de reducción a los elementos del RDD.</text:p>
          <text:list>
            <text:list-item>
              <text:p text:style-name="P5">rdd.reduce(lambda x, y: x + y)</text:p>
            </text:list-item>
          </text:list>
        </text:list-item>
        <text:list-item>
          <text:p text:style-name="P5">countByKey: Cuenta el número de elementos por clave en un RDD de pares (key, value).</text:p>
          <text:list>
            <text:list-item>
              <text:p text:style-name="P5">rdd.countByKey()</text:p>
            </text:list-item>
          </text:list>
        </text:list-item>
        <text:list-item>
          <text:p text:style-name="P5">saveAsTextFile: Guarda el RDD en un directorio como archivos de texto.</text:p>
          <text:list>
            <text:list-item>
              <text:p text:style-name="P5">rdd.saveAsTextFile("output_path")</text:p>
            </text:list-item>
          </text:list>
        </text:list-item>
        <text:list-item>
          <text:p text:style-name="P5">saveAsSequenceFile: Guarda el RDD como un archivo de secuencia Hadoop.</text:p>
          <text:list>
            <text:list-item>
              <text:p text:style-name="P5">rdd.saveAsSequenceFile("output_path")</text:p>
            </text:list-item>
          </text:list>
        </text:list-item>
        <text:list-item>
          <text:p text:style-name="P5">foreach: Aplica una función a cada elemento del RDD (útil para efectos secundarios).</text:p>
          <text:list>
            <text:list-item>
              <text:p text:style-name="P5">rdd.foreach(lambda x: print(x))</text:p>
            </text:list-item>
          </text:list>
        </text:list-item>
        <text:list-item>
          <text:p text:style-name="P5">takeSample: Devuelve una muestra aleatoria de elementos del RDD.</text:p>
          <text:list>
            <text:list-item>
              <text:p text:style-name="P5">rdd.takeSample(withReplacement=False, num=5)</text:p>
            </text:list-item>
          </text:list>
        </text:list-item>
      </text:list>
      <text:p text:style-name="P2">Métodos adicionales:</text:p>
      <text:list text:continue-numbering="true" text:style-name="L3">
        <text:list-item>
          <text:p text:style-name="P5">coalesce: Reduce el número de particiones del RDD.</text:p>
          <text:list>
            <text:list-item>
              <text:p text:style-name="P5">rdd.coalesce(1)</text:p>
            </text:list-item>
          </text:list>
        </text:list-item>
        <text:list-item>
          <text:p text:style-name="P5">repartition: Cambia el número de particiones del RDD, redistribuyéndolo.</text:p>
          <text:list>
            <text:list-item>
              <text:p text:style-name="P5">rdd.repartition(4)</text:p>
            </text:list-item>
          </text:list>
        </text:list-item>
        <text:list-item>
          <text:p text:style-name="P5">cache: Persiste el RDD en memoria para uso futuro.</text:p>
          <text:list>
            <text:list-item>
              <text:p text:style-name="P5">rdd.cache()</text:p>
            </text:list-item>
          </text:list>
        </text:list-item>
        <text:list-item>
          <text:p text:style-name="P5">persist: Persiste el RDD en un nivel de almacenamiento específico (memoria/disco).</text:p>
          <text:list>
            <text:list-item>
              <text:p text:style-name="P5">rdd.persist()</text:p>
            </text:list-item>
          </text:list>
        </text:list-item>
        <text:list-item>
          <text:p text:style-name="P5">glom: Combina los elementos de cada partición en listas.</text:p>
          <text:list>
            <text:list-item>
              <text:p text:style-name="P5">rdd.glom().collect()</text:p>
            </text:list-item>
          </text:list>
        </text:list-item>
        <text:list-item>
          <text:p text:style-name="P5">keyBy: Crea pares (key, value) generando la clave a partir de una función.</text:p>
          <text:list>
            <text:list-item>
              <text:p text:style-name="P5">rdd.keyBy(lambda x: x % 10)</text:p>
            </text:list-item>
          </text:list>
        </text:list-item>
        <text:list-item>
          <text:p text:style-name="P5">zip: Combina dos RDDs elemento por elemento.</text:p>
          <text:list>
            <text:list-item>
              <text:p text:style-name="P5"><text:soft-page-break/>rdd1.zip(rdd2)</text:p>
            </text:list-item>
          </text:list>
        </text:list-item>
        <text:list-item>
          <text:p text:style-name="P5">lookup: Busca valores asociados a una clave específica en un RDD de pares (key, value).</text:p>
          <text:list>
            <text:list-item>
              <text:p text:style-name="P5">rdd.lookup(42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5:26:47.009813322</meta:creation-date>
    <dc:date>2025-01-20T15:31:05.674039573</dc:date>
    <meta:editing-duration>PT4M19S</meta:editing-duration>
    <meta:editing-cycles>1</meta:editing-cycles>
    <meta:document-statistic meta:table-count="0" meta:image-count="0" meta:object-count="0" meta:page-count="3" meta:paragraph-count="62" meta:word-count="418" meta:character-count="2624" meta:non-whitespace-character-count="2326"/>
    <meta:generator>LibreOffice/24.2.7.2$Linux_X86_64 LibreOffice_project/420$Build-2</meta:generator>
  </office:meta>
</office:document-meta>
</file>